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000000DB4D76B4A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a4e5b" officeooo:paragraph-rsid="000a4e5b"/>
    </style:style>
    <style:style style:name="P2" style:family="paragraph" style:parent-style-name="Standard">
      <style:text-properties officeooo:rsid="000de5b1" officeooo:paragraph-rsid="000de5b1"/>
    </style:style>
    <style:style style:name="P3" style:family="paragraph" style:parent-style-name="Standard">
      <style:text-properties officeooo:rsid="0012493e" officeooo:paragraph-rsid="0012493e"/>
    </style:style>
    <style:style style:name="P4" style:family="paragraph" style:parent-style-name="Standard" style:master-page-name="Sin_20_título1">
      <style:paragraph-properties style:page-number="auto"/>
      <style:text-properties officeooo:rsid="000de5b1" officeooo:paragraph-rsid="000de5b1"/>
    </style:style>
    <style:style style:name="P5" style:family="paragraph" style:parent-style-name="Standard">
      <style:text-properties officeooo:rsid="0013df80" officeooo:paragraph-rsid="0013df80"/>
    </style:style>
    <style:style style:name="P6" style:family="paragraph" style:parent-style-name="Standard">
      <style:text-properties officeooo:rsid="00168cb4" officeooo:paragraph-rsid="00168cb4"/>
    </style:style>
    <style:style style:name="T1" style:family="text">
      <style:text-properties officeooo:rsid="0015e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a es una prueba</text:p>
      <text:p text:style-name="P2"><text:tab/>esta es una prueba</text:p>
      <text:p text:style-name="P2"><text:tab/><text:tab/>esta es una prueba</text:p>
      <text:p text:style-name="P2"><text:tab/><text:tab/><text:tab/>esta es una prueba</text:p>
      <text:p text:style-name="P2"><text:tab/><text:tab/><text:tab/><text:tab/>esta es una prueba</text:p>
      <text:p text:style-name="P2"><text:tab/><text:tab/><text:tab/><text:tab/><text:tab/>esta es una prueba</text:p>
      <text:p text:style-name="P2"><text:tab/><text:tab/><text:tab/><text:tab/><text:tab/><text:tab/>esta es una prueba</text:p>
      <text:p text:style-name="P3">{{<text:span text:style-name="T1">nombre</text:span>}}</text:p>
      <text:p text:style-name="P3">{{<text:span text:style-name="T1">apellido</text:span>}}</text:p>
      <text:p text:style-name="P3">{{<text:span text:style-name="T1">nombreREML</text:span>}}</text:p>
      <text:p text:style-name="P5">{{<text:span text:style-name="T1">numeroREML</text:span>}}</text:p>
      <text:p text:style-name="P6">{{$$$}}</text:p>
      <text:p text:style-name="P6">{{@un Hombre/una Mujer}}</text:p>
      <text:p text:style-name="P6">{{#el/los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marca_25_20nueva_25_20Justicia_25_20Socila" draw:display-name="marca%20nueva%20Justicia%20Socila" xlink:href="Pictures/10000001000009B000000DB4D76B4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4e5b" officeooo:paragraph-rsid="000a4e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marca_25_20nueva_25_20Justicia_25_20Socila" draw:opacity="2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9B000000DB4D76B4A2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4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marca_25_20nueva_25_20Justicia_25_20Socila" draw:opacity="2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Sin_20_título1" style:display-name="Sin título1" style:page-layout-name="Mpm2" draw:style-name="Mdp2">
      <style:footer>
        <text:p text:style-name="MP1">Pagina <text:page-number text:select-page="current">1</text:page-number><text:s/>de <text:page-count>1</text:page-count><text:s text:c="88"/>Por Justicia Social Catalunya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01:40:03.006726994</meta:creation-date>
    <meta:editing-duration>PT6M34S</meta:editing-duration>
    <meta:editing-cycles>10</meta:editing-cycles>
    <meta:generator>LibreOffice/24.2.0.2$Linux_X86_64 LibreOffice_project/420$Build-2</meta:generator>
    <dc:title>Justicia Social</dc:title>
    <dc:date>2024-01-26T01:31:47.623666550</dc:date>
    <meta:document-statistic meta:table-count="0" meta:image-count="0" meta:object-count="0" meta:page-count="1" meta:paragraph-count="15" meta:word-count="45" meta:character-count="369" meta:non-whitespace-character-count="231"/>
    <meta:template xlink:type="simple" xlink:actuate="onRequest" xlink:title="Justicia Social" xlink:href="../Carpeta%20nueva/Justicia%20Social.ott" meta:date="2023-12-17T01:40:01.012987550"/>
  </office:meta>
</office:document-meta>
</file>